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stroke-linejoin="roun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6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stroke-linejoin="round" draw:fill-color="#ffffff" draw:textarea-horizontal-align="justify" draw:textarea-vertical-align="middle" draw:auto-grow-height="false" fo:wrap-option="wrap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fill="solid" draw:fill-color="#000000" draw:opacity="50%" draw:textarea-vertical-align="middle" draw:auto-grow-height="false" fo:min-height="0cm" fo:min-width="0cm" draw:shadow-offset-x="0.203cm" draw:shadow-offset-y="0.203cm" draw:shadow-opacity="50%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67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objectwithoutfill">
      <style:graphic-properties svg:stroke-color="#ff6600"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text-properties fo:color="#ff3333" fo:font-size="32pt" style:font-size-asian="32pt" style:font-size-complex="32pt"/>
    </style:style>
    <style:style style:name="T1" style:family="text">
      <style:text-properties fo:font-size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ff333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draw:layer="layout" svg:width="7.366cm" svg:height="3.302cm" svg:x="2.032cm" svg:y="4.064cm">
          <text:p text:style-name="P1"><text:span text:style-name="T1">Basketball-reference.com</text:span></text:p>
          <text:p text:style-name="P1"><text:span text:style-name="T1">Query Engine</text:span></text:p>
          <text:p text:style-name="P1"><text:span text:style-name="T1">(csv's)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81cm" svg:height="2.471cm" svg:x="22.352cm" svg:y="4.403cm">
          <draw:text-box>
            <text:p><text:span text:style-name="T2">Clean, </text:span></text:p>
            <text:p><text:span text:style-name="T2">Convert,</text:span></text:p>
            <text:p><text:span text:style-name="T2">Filter,</text:span></text:p>
            <text:p><text:span text:style-name="T2">etc</text:span></text:p>
          </draw:text-box>
        </draw:frame>
        <draw:custom-shape draw:style-name="gr1" draw:text-style-name="P2" draw:layer="layout" svg:width="7.366cm" svg:height="3.302cm" svg:x="11.176cm" svg:y="4.064cm">
          <text:p text:style-name="P1"><text:span text:style-name="T1">Import Python / Pandas</text:span></text:p>
          <text:p text:style-name="P1"><text:span text:style-name="T1">(Dataframes)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652cm" svg:y1="5.588cm" svg:x2="10.922cm" svg:y2="5.588cm">
          <text:p/>
        </draw:line>
        <draw:custom-shape draw:style-name="gr1" draw:text-style-name="P2" draw:layer="layout" svg:width="5.286cm" svg:height="2.286cm" svg:x="1.826cm" svg:y="10.668cm">
          <text:p text:style-name="P1"><text:span text:style-name="T1">Team T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32cm" svg:height="2.286cm" svg:x="7.975cm" svg:y="10.668cm">
          <text:p text:style-name="P1"><text:span text:style-name="T1">Player T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096cm" svg:height="2.286cm" svg:x="20.32cm" svg:y="10.668cm">
          <text:p text:style-name="P1"><text:span text:style-name="T1">Analysis and Plot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588cm" svg:height="2.286cm" svg:x="13.871cm" svg:y="10.668cm">
          <text:p text:style-name="P1"><text:span text:style-name="T1">Reconstructed Game Logs</text:span></text:p>
          <draw:enhanced-geometry svg:viewBox="0 0 21600 21600" draw:type="rectangle" draw:enhanced-path="M 0 0 L 21600 0 21600 21600 0 21600 0 0 Z N"/>
        </draw:custom-shape>
        <draw:g>
          <draw:line draw:style-name="gr3" draw:text-style-name="P1" draw:layer="layout" svg:x1="4.572cm" svg:y1="9.144cm" svg:x2="4.572cm" svg:y2="10.16cm">
            <text:p/>
          </draw:line>
          <draw:line draw:style-name="gr3" draw:text-style-name="P1" draw:layer="layout" svg:x1="10.414cm" svg:y1="9.144cm" svg:x2="10.414cm" svg:y2="10.16cm">
            <text:p/>
          </draw:line>
          <draw:line draw:style-name="gr3" draw:text-style-name="P1" draw:layer="layout" svg:x1="16.51cm" svg:y1="9.144cm" svg:x2="16.51cm" svg:y2="10.16cm">
            <text:p/>
          </draw:line>
          <draw:line draw:style-name="gr5" draw:text-style-name="P1" draw:layer="layout" svg:x1="4.572cm" svg:y1="9.144cm" svg:x2="23.114cm" svg:y2="9.144cm">
            <text:p/>
          </draw:line>
          <draw:line draw:style-name="gr5" draw:text-style-name="P1" draw:layer="layout" svg:x1="14.732cm" svg:y1="7.874cm" svg:x2="14.732cm" svg:y2="9.144cm">
            <text:p/>
          </draw:line>
          <draw:line draw:style-name="gr3" draw:text-style-name="P1" draw:layer="layout" svg:x1="23.114cm" svg:y1="9.144cm" svg:x2="23.114cm" svg:y2="10.16cm">
            <text:p/>
          </draw:line>
        </draw:g>
        <draw:custom-shape draw:style-name="gr6" draw:text-style-name="P1" draw:layer="layout" svg:width="2.032cm" svg:height="2.794cm" svg:x="19.558cm" svg:y="4.318cm">
          <text:p/>
          <draw:enhanced-geometry svg:viewBox="0 0 21600 21600" draw:mirror-horizontal="false" draw:mirror-vertical="false" draw:text-areas="0 0 21600 21600" draw:type="circular-arrow" draw:modifiers="180 114.866954695561 5242.7053927020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7" draw:text-style-name="P4" draw:layer="layout" svg:width="16.764cm" svg:height="1.317cm" svg:x="1.016cm" svg:y="1.223cm">
          <draw:text-box>
            <text:p><text:span text:style-name="T3">Data flow for basketball shot analysis:</text:span></text:p>
          </draw:text-box>
        </draw:frame>
        <draw:line draw:style-name="gr5" draw:text-style-name="P1" draw:layer="layout" svg:x1="7.52cm" svg:y1="11.938cm" svg:x2="7.52cm" svg:y2="16.256cm">
          <text:p/>
        </draw:line>
        <draw:line draw:style-name="gr5" draw:text-style-name="P1" draw:layer="layout" svg:x1="7.112cm" svg:y1="11.938cm" svg:x2="7.975cm" svg:y2="11.938cm">
          <text:p/>
        </draw:line>
        <draw:line draw:style-name="gr3" draw:text-style-name="P1" draw:layer="layout" svg:x1="7.52cm" svg:y1="16.256cm" svg:x2="8.382cm" svg:y2="16.256cm">
          <text:p/>
        </draw:line>
        <draw:line draw:style-name="gr3" draw:text-style-name="P1" draw:layer="layout" svg:x1="7.52cm" svg:y1="16.256cm" svg:x2="6.758cm" svg:y2="16.256cm">
          <text:p/>
        </draw:line>
        <draw:custom-shape draw:style-name="gr1" draw:text-style-name="P2" draw:layer="layout" svg:width="5.286cm" svg:height="2.286cm" svg:x="1.318cm" svg:y="15.04cm">
          <text:p text:style-name="P1"><text:span text:style-name="T1">Out: To Exc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2.286cm" svg:x="8.636cm" svg:y="15.04cm">
          <text:p text:style-name="P1"><text:span text:style-name="T1">To db / SQ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9" draw:text-style-name="P1" draw:layer="layout" svg:width="6.604cm" svg:height="2.794cm" svg:x="1.778cm" svg:y="1.016cm">
          <text:p text:style-name="P1">Data Import / Prep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064cm" svg:y1="5.588cm" svg:x2="4.064cm" svg:y2="6.658cm">
          <text:p/>
        </draw:line>
        <draw:custom-shape draw:style-name="gr9" draw:text-style-name="P1" draw:layer="layout" svg:width="5.842cm" svg:height="2.794cm" svg:x="20.828cm" svg:y="2.956cm">
          <text:p text:style-name="P1">Player-based </text:p>
          <text:p text:style-name="P1">Analysis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826cm" svg:height="2.794cm" svg:x="9.652cm" svg:y="2.956cm">
          <text:p text:style-name="P1">Entire-League </text:p>
          <text:p text:style-name="P1">Analysis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.604cm" svg:height="2.794cm" svg:x="9.144cm" svg:y="14.455cm">
          <text:p text:style-name="P1">Visualization I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.366cm" svg:height="2.794cm" svg:x="16.51cm" svg:y="14.455cm">
          <text:p text:style-name="P1">Visualization II</text:p>
          <text:p text:style-name="P1"><text:span text:style-name="T2">[func: plot_scatter_reg_overlay]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.858cm" svg:height="2.54cm" svg:x="0.254cm" svg:y="6.604cm">
          <text:p text:style-name="P1">DataFrame </text:p>
          <text:p text:style-name="P1">of Shot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1" draw:layer="layout" svg:width="7.874cm" svg:height="1.077cm" svg:x="12.908cm" svg:y="10.099cm">
          <text:p text:style-name="P1">Table: Team Calc'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1" draw:layer="layout" svg:width="7.68cm" svg:height="1.076cm" svg:x="20.02cm" svg:y="10.1cm">
          <text:p text:style-name="P1">Table: Player Calc'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1" draw:layer="layout" svg:width="4.064cm" svg:height="2.032cm" svg:x="15.748cm" svg:y="18.272cm">
          <text:p text:style-name="P1">Plot x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0" draw:text-style-name="P1" draw:layer="layout" svg:width="4.064cm" svg:height="2.032cm" svg:x="20.32cm" svg:y="18.272cm">
          <text:p text:style-name="P1">Plot y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9" draw:text-style-name="P1" draw:layer="layout" svg:width="5.334cm" svg:height="2.794cm" svg:x="14.986cm" svg:y="2.956cm">
          <text:p text:style-name="P1">Team-based </text:p>
          <text:p text:style-name="P1">Analysis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5.334cm" svg:height="1.479cm" svg:x="14.932cm" svg:y="7.112cm">
          <text:p text:style-name="P1"><text:span text:style-name="T2">tfo_team_report.py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5.842cm" svg:height="1.524cm" svg:x="20.828cm" svg:y="7.112cm">
          <text:p text:style-name="P1"><text:span text:style-name="T2">tfo_player_minireport.py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272cm" svg:y1="9.099cm" svg:x2="17.272cm" svg:y2="10.099cm">
          <text:p/>
        </draw:line>
        <draw:line draw:style-name="gr3" draw:text-style-name="P1" draw:layer="layout" svg:x1="23.876cm" svg:y1="8.99cm" svg:x2="23.876cm" svg:y2="10.1cm">
          <text:p/>
        </draw:line>
        <draw:line draw:style-name="gr3" draw:text-style-name="P1" draw:layer="layout" svg:x1="17.272cm" svg:y1="5.75cm" svg:x2="17.272cm" svg:y2="6.604cm">
          <text:p/>
        </draw:line>
        <draw:line draw:style-name="gr3" draw:text-style-name="P1" draw:layer="layout" svg:x1="23.876cm" svg:y1="5.75cm" svg:x2="23.876cm" svg:y2="6.604cm">
          <text:p/>
        </draw:line>
        <draw:line draw:style-name="gr11" draw:text-style-name="P1" draw:layer="layout" svg:x1="6.858cm" svg:y1="7.874cm" svg:x2="8.89cm" svg:y2="7.874cm">
          <text:p/>
        </draw:line>
        <draw:line draw:style-name="gr5" draw:text-style-name="P1" draw:layer="layout" svg:x1="9.16cm" svg:y1="6.604cm" svg:x2="9.16cm" svg:y2="8.89cm">
          <text:p/>
        </draw:line>
        <draw:line draw:style-name="gr5" draw:text-style-name="P1" draw:layer="layout" svg:x1="9.668cm" svg:y1="8.89cm" svg:x2="9.16cm" svg:y2="8.89cm">
          <text:p/>
        </draw:line>
        <draw:line draw:style-name="gr5" draw:text-style-name="P1" draw:layer="layout" svg:x1="9.668cm" svg:y1="6.604cm" svg:x2="9.16cm" svg:y2="6.604cm">
          <text:p/>
        </draw:line>
        <draw:line draw:style-name="gr5" draw:text-style-name="P1" draw:layer="layout" svg:x1="27.078cm" svg:y1="6.604cm" svg:x2="27.078cm" svg:y2="8.89cm">
          <text:p/>
        </draw:line>
        <draw:line draw:style-name="gr5" draw:text-style-name="P1" draw:layer="layout" svg:x1="26.416cm" svg:y1="8.89cm" svg:x2="27.078cm" svg:y2="8.89cm">
          <text:p/>
        </draw:line>
        <draw:line draw:style-name="gr5" draw:text-style-name="P1" draw:layer="layout" svg:x1="26.416cm" svg:y1="6.604cm" svg:x2="27.078cm" svg:y2="6.604cm">
          <text:p/>
        </draw:line>
        <draw:custom-shape draw:style-name="gr9" draw:text-style-name="P6" draw:layer="layout" svg:width="4.318cm" svg:height="1.479cm" svg:x="9.906cm" svg:y="7.112cm">
          <text:p text:style-name="P1"><text:span text:style-name="T2">tfo_allplayers1.py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572cm" svg:height="2.032cm" svg:x="6.604cm" svg:y="11.176cm">
          <text:p text:style-name="P1"><text:span text:style-name="T2">Fig 103: </text:span></text:p>
          <text:p text:style-name="P1"><text:span text:style-name="T2">player effect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0" draw:text-style-name="P6" draw:layer="layout" svg:width="5.08cm" svg:height="2.032cm" svg:x="1.016cm" svg:y="11.176cm">
          <text:p text:style-name="P1"><text:span text:style-name="T2">Fig 1: </text:span></text:p>
          <text:p text:style-name="P1"><text:span text:style-name="T2">Shot distribution hist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line draw:style-name="gr3" draw:text-style-name="P1" draw:layer="layout" svg:x1="10.922cm" svg:y1="8.89cm" svg:x2="3.81cm" svg:y2="10.922cm">
          <text:p/>
        </draw:line>
        <draw:line draw:style-name="gr3" draw:text-style-name="P1" draw:layer="layout" svg:x1="11.43cm" svg:y1="8.9cm" svg:x2="8.89cm" svg:y2="10.932cm">
          <text:p/>
        </draw:line>
        <draw:custom-shape draw:style-name="gr10" draw:text-style-name="P6" draw:layer="layout" svg:width="4.572cm" svg:height="2.032cm" svg:x="0.762cm" svg:y="16.31cm">
          <text:p text:style-name="P1"><text:span text:style-name="T2">Fig 101: </text:span></text:p>
          <text:p text:style-name="P1"><text:span text:style-name="T2">2s vs 3s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9" draw:text-style-name="P6" draw:layer="layout" svg:width="5.08cm" svg:height="1.479cm" svg:x="1.016cm" svg:y="14.269cm">
          <text:p text:style-name="P1"><text:span text:style-name="T2">tfo_main_analysis.py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572cm" svg:height="2.032cm" svg:x="1.524cm" svg:y="18.542cm">
          <text:p text:style-name="P1"><text:span text:style-name="T2">Fig 20-49: </text:span></text:p>
          <text:p text:style-name="P1"><text:span text:style-name="T2">. team efg by epoch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9" draw:text-style-name="P6" draw:layer="layout" svg:width="4.318cm" svg:height="1.479cm" svg:x="2.286cm" svg:y="4.109cm">
          <text:p text:style-name="P1"><text:span text:style-name="T2">tfo_pbp_RENAMED.py</text:span>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16.51cm" svg:height="1.508cm" svg:x="9.652cm" svg:y="0.508cm">
          <draw:text-box>
            <text:p text:style-name="P7"><text:span text:style-name="T4">NOT CURRENT</text:span></text:p>
          </draw:text-box>
        </draw:frame>
        <draw:line draw:style-name="gr13" draw:text-style-name="P1" draw:layer="layout" svg:x1="1.016cm" svg:y1="9.906cm" svg:x2="27.432cm" svg:y2="9.398cm">
          <text:p/>
        </draw:lin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22:53:51.247000000</meta:creation-date>
    <dc:date>2015-11-04T20:17:49.451000000</dc:date>
    <meta:editing-duration>P2DT19H54M51S</meta:editing-duration>
    <meta:editing-cycles>20</meta:editing-cycles>
    <meta:generator>LibreOffice/4.2.5.2$Windows_x86 LibreOffice_project/61cb170a04bb1f12e77c884eab9192be736ec5f5</meta:generator>
    <meta:document-statistic meta:object-count="84"/>
  </office:meta>
</office:document-meta>
</file>